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1604e" officeooo:paragraph-rsid="0001604e" style:font-size-asian="20pt" style:font-weight-asian="bold" style:font-size-complex="20pt" style:font-weight-complex="bold"/>
    </style:style>
    <style:style style:name="P2" style:family="paragraph">
      <loext:graphic-properties draw:fill-color="#f5c608"/>
      <style:paragraph-properties fo:text-align="center"/>
    </style:style>
    <style:style style:name="P3" style:family="paragraph">
      <loext:graphic-properties draw:fill-color="#f5c608"/>
    </style:style>
    <style:style style:name="P4" style:family="paragraph">
      <style:paragraph-properties fo:text-align="center"/>
    </style:style>
    <style:style style:name="P5" style:family="paragraph">
      <style:paragraph-properties fo:text-align="center"/>
      <style:text-properties fo:font-size="11pt" style:font-size-asian="11pt" style:font-size-complex="11pt"/>
    </style:style>
    <style:style style:name="P6" style:family="paragraph">
      <loext:graphic-properties draw:fill-color="#f5c608"/>
      <style:paragraph-properties fo:text-align="center"/>
      <style:text-properties fo:font-size="11pt" style:font-size-asian="11pt" style:font-size-complex="11pt"/>
    </style:style>
    <style:style style:name="P7" style:family="paragraph">
      <loext:graphic-properties draw:fill-color="#000000"/>
    </style:style>
    <style:style style:name="P8" style:family="paragraph">
      <style:paragraph-properties fo:text-align="center"/>
      <style:text-properties fo:font-size="12pt"/>
    </style:style>
    <style:style style:name="P9" style:family="paragraph">
      <style:text-properties fo:font-size="12pt"/>
    </style:style>
    <style:style style:name="P10" style:family="paragraph">
      <loext:graphic-properties draw:fill-color="#f5c608"/>
      <style:paragraph-properties fo:text-align="center"/>
      <style:text-properties fo:font-size="12pt"/>
    </style:style>
    <style:style style:name="T1" style:family="text">
      <style:text-properties officeooo:rsid="0005877a"/>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gr1" style:family="graphic">
      <style:graphic-properties draw:fill-color="#f5c60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5c608" draw:textarea-horizontal-align="justify" draw:textarea-vertical-align="middle" draw:auto-grow-height="false" fo:min-height="0.2661in" fo:min-width="0.6661in" style:run-through="background" draw:wrap-influence-on-position="once-concurrent" loext:allow-overlap="true"/>
    </style:style>
    <style:style style:name="gr3" style:family="graphic">
      <style:graphic-properties draw:fill-color="#f5c608" draw:textarea-vertical-align="middle" draw:auto-grow-height="false" fo:min-height="1.2917in" fo:min-width="0.8228in" style:run-through="background" draw:wrap-influence-on-position="once-concurrent" loext:allow-overlap="true"/>
    </style:style>
    <style:style style:name="gr4" style:family="graphic">
      <style:graphic-properties draw:fill-color="#f5c608" draw:textarea-horizontal-align="justify" draw:textarea-vertical-align="middle" draw:auto-grow-height="false" fo:min-height="1.0673in" fo:min-width="1.6154in" style:run-through="background" draw:wrap-influence-on-position="once-concurrent" loext:allow-overlap="true"/>
      <style:paragraph-properties style:writing-mode="lr-tb"/>
    </style:style>
    <style:style style:name="gr5" style:family="graphic">
      <style:graphic-properties draw:fill-color="#f5c608" draw:textarea-horizontal-align="justify" draw:textarea-vertical-align="middle" draw:auto-grow-height="false" fo:min-height="1.0508in" fo:min-width="1.5217in" style:run-through="background" draw:wrap-influence-on-position="once-concurrent" loext:allow-overlap="true"/>
      <style:paragraph-properties style:writing-mode="lr-tb"/>
    </style:style>
    <style:style style:name="gr6" style:family="graphic">
      <style:graphic-properties draw:fill-color="#f5c608" draw:textarea-horizontal-align="justify" draw:textarea-vertical-align="middle" draw:auto-grow-height="false" fo:min-height="1.7083in" fo:min-width="2.1563in" style:run-through="background" draw:wrap-influence-on-position="once-concurrent" loext:allow-overlap="true"/>
      <style:paragraph-properties style:writing-mode="lr-tb"/>
    </style:style>
    <style:style style:name="gr7" style:family="graphic">
      <style:graphic-properties draw:fill-color="#f5c608" draw:textarea-horizontal-align="justify" draw:textarea-vertical-align="middle" draw:auto-grow-height="false" fo:min-height="1.9063in" fo:min-width="1.552in" style:run-through="background" draw:wrap-influence-on-position="once-concurrent" loext:allow-overlap="true"/>
      <style:paragraph-properties style:writing-mode="lr-tb"/>
    </style:style>
    <style:style style:name="gr8" style:family="graphic">
      <style:graphic-properties draw:fill-color="#f5c608" draw:textarea-horizontal-align="justify" draw:textarea-vertical-align="middle" draw:auto-grow-height="false" fo:min-height="1.3957in" fo:min-width="1.75in" style:run-through="background" draw:wrap-influence-on-position="once-concurrent" loext:allow-overlap="true"/>
      <style:paragraph-properties style:writing-mode="lr-tb"/>
    </style:style>
    <style:style style:name="gr9" style:family="graphic">
      <style:graphic-properties draw:fill-color="#000000" draw:textarea-horizontal-align="justify" draw:textarea-vertical-align="middle" draw:auto-grow-height="false" fo:min-height="0.2728in" fo:min-width="0.2728in" style:run-through="background" draw:wrap-influence-on-position="once-concurrent" loext:allow-overlap="true"/>
    </style:style>
    <style:style style:name="gr10" style:family="graphic">
      <style:graphic-properties draw:fill-color="#f5c608" draw:textarea-horizontal-align="justify" draw:textarea-vertical-align="middle" draw:auto-grow-height="false" fo:min-height="1.5937in" fo:min-width="1.7083in" style:run-through="background" draw:wrap-influence-on-position="once-concurrent" loext:allow-overlap="true"/>
      <style:paragraph-properties style:writing-mode="lr-tb"/>
    </style:style>
    <style:style style:name="gr11" style:family="graphic">
      <style:graphic-properties draw:fill-color="#f5c608" draw:textarea-horizontal-align="justify" draw:textarea-vertical-align="middle" draw:auto-grow-height="false" fo:min-height="1.5016in" fo:min-width="1.9165in" style:run-through="background" draw:wrap-influence-on-position="once-concurrent" loext:allow-overlap="tru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3" draw:style-name="gr11" draw:text-style-name="P10" svg:width="1.9169in" svg:height="1.5016in" svg:x="0in" svg:y="0in"><text:p text:style-name="P8"/><text:p text:style-name="P8">UX /UI </text:p><text:p text:style-name="P8">How to make </text:p><text:p text:style-name="P8">intercontinental </text:p><text:p text:style-name="P8">deliveries possible </text:p><text:p text:style-name="P9"/><text:p text:style-name="P9"/><draw:enhanced-geometry svg:viewBox="0 0 21600 21600" draw:glue-points="10800 0 0 10800 10800 21600 21600 10800" draw:type="flowchart-process" draw:enhanced-path="M 0 0 L 21600 0 21600 21600 0 21600 0 0 Z N"/></draw:custom-shape><draw:custom-shape text:anchor-type="paragraph" draw:z-index="1" draw:name="Shape5" draw:style-name="gr10" draw:text-style-name="P2" svg:width="1.7087in" svg:height="1.5941in" svg:x="-0.0004in" svg:y="0in"><text:p text:style-name="P4">Frontend Development</text:p><text:p text:style-name="P4">DHL web application</text:p><text:p text:style-name="P4">DHL mobile application</text:p><draw:enhanced-geometry svg:viewBox="0 0 21600 21600" draw:glue-points="10800 0 0 10800 10800 21600 21600 10800" draw:type="flowchart-process" draw:enhanced-path="M 0 0 L 21600 0 21600 21600 0 21600 0 0 Z N"/></draw:custom-shape><draw:custom-shape text:anchor-type="paragraph" draw:z-index="2" draw:name="Shape6" draw:style-name="gr9" draw:text-style-name="P7" svg:width="0.3858in" svg:height="0.3858in" svg:x="0in" svg:y="0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3" draw:name="Shape2" draw:style-name="gr8" draw:text-style-name="P2" svg:width="1.7504in" svg:height="1.3961in" svg:x="0in" svg:y="0in"><text:p text:style-name="P4"/><text:p text:style-name="P4"/><text:p text:style-name="P4"/><text:p text:style-name="P4">HARDWARE </text:p><text:p text:style-name="P4">PRODUCT DESIGN</text:p><text:p text:style-name="P4"/><text:p text:style-name="P4">DHL proview </text:p><text:p text:style-name="P4"/><text:p text:style-name="P4"/><text:p text:style-name="P4"/><text:p text:style-name="P4"/><draw:enhanced-geometry svg:viewBox="0 0 21600 21600" draw:glue-points="10800 0 0 10800 10800 21600 21600 10800" draw:type="flowchart-process" draw:enhanced-path="M 0 0 L 21600 0 21600 21600 0 21600 0 0 Z N"/></draw:custom-shape><draw:custom-shape text:anchor-type="paragraph" draw:z-index="4" draw:name="Shape4" draw:style-name="gr7" draw:text-style-name="P2" svg:width="1.5524in" svg:height="1.9067in" svg:x="0in" svg:y="0in"><text:p text:style-name="P4"/><text:p text:style-name="P4"/><text:p text:style-name="P4"/><text:p text:style-name="P4"/><text:p text:style-name="P4">BACKEND</text:p><text:p text:style-name="P4"><text:s/>DEVELOPMENT</text:p><text:p text:style-name="P4">Data base-</text:p><text:p text:style-name="P4">Teradata system</text:p><text:p text:style-name="P4"/><text:p text:style-name="P4">Cloud-</text:p><text:p text:style-name="P4">Microsoft cloud &amp; </text:p><text:p text:style-name="P4">Blue yonder</text:p><text:p text:style-name="P4"/><text:p text:style-name="P4">DHL API</text:p><text:p text:style-name="P4"/><text:p text:style-name="P4"/><text:p text:style-name="P4"/><text:p text:style-name="P4"/><draw:enhanced-geometry svg:viewBox="0 0 21600 21600" draw:glue-points="10800 0 0 10800 10800 21600 21600 10800" draw:type="flowchart-process" draw:enhanced-path="M 0 0 L 21600 0 21600 21600 0 21600 0 0 Z N"/></draw:custom-shape><draw:custom-shape text:anchor-type="paragraph" draw:z-index="5" draw:name="Shape7" draw:style-name="gr6" draw:text-style-name="P6" svg:width="2.1567in" svg:height="1.7087in" svg:x="0in" svg:y="0in"><text:p text:style-name="P5"><text:span text:style-name="T2"/></text:p><text:p text:style-name="P5"><text:span text:style-name="T2"/></text:p><text:p text:style-name="P5"><text:span text:style-name="T2"/></text:p><text:p text:style-name="P5"><text:span text:style-name="T2"/></text:p><text:p text:style-name="P5"><text:span text:style-name="T2">SOFTWARE </text:span></text:p><text:p text:style-name="P5"><text:span text:style-name="T2">QUALITY </text:span></text:p><text:p text:style-name="P5"><text:span text:style-name="T2">MANAGEMENT</text:span></text:p><text:p text:style-name="P5"><text:span text:style-name="T3"/></text:p><text:p text:style-name="P5"><text:span text:style-name="T3"/></text:p><text:p text:style-name="P5"><text:span text:style-name="T3">DHL supply chain</text:span></text:p><text:p text:style-name="P5"><text:span text:style-name="T3"/></text:p><text:p text:style-name="P5"><text:span text:style-name="T2"/></text:p><text:p text:style-name="P5"><text:span text:style-name="T2"/></text:p><text:p text:style-name="P5"><text:span text:style-name="T2"/></text:p><text:p text:style-name="P5"><text:span text:style-name="T2"/></text:p><draw:enhanced-geometry svg:viewBox="0 0 21600 21600" draw:glue-points="10800 0 0 10800 10800 21600 21600 10800" draw:type="flowchart-process" draw:enhanced-path="M 0 0 L 21600 0 21600 21600 0 21600 0 0 Z N"/></draw:custom-shape><draw:custom-shape text:anchor-type="paragraph" draw:z-index="6" draw:name="Shape1" draw:style-name="gr5" draw:text-style-name="P2" svg:width="1.5213in" svg:height="1.3232in" svg:x="0in" svg:y="0in"><text:p text:style-name="P4">PROBLEM</text:p><text:p text:style-name="P4">Difficulty </text:p><text:p text:style-name="P4">in intercontinental </text:p><text:p text:style-name="P4">deliveries</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paragraph" draw:z-index="7" draw:name="Shape8" draw:style-name="gr4" draw:text-style-name="P2" svg:width="1.615in" svg:height="1.3441in" svg:x="0in" svg:y="0in"><text:p text:style-name="P4">SOLUTION</text:p><text:p text:style-name="P4">DHL </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paragraph" draw:z-index="8" draw:name="Shape10" draw:style-name="gr3" draw:text-style-name="P2" svg:width="0.8232in" svg:height="1.2921in" svg:x="0in" svg:y="0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9" draw:name="Shape11" draw:style-name="gr2" draw:text-style-name="P3" svg:width="0.7606in" svg:height="0.5315in" svg:x="0in" svg:y="0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0" draw:name="Shape9" draw:style-name="gr1" draw:text-style-name="P2" svg:x1="5.3583in" svg:y1="7.3693in" svg:x2="6.8583in" svg:y2="8.5358in"><text:p/></draw:line><text:span text:style-name="T1">DHL LOGISTICS COMPAN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15:12:52.136990986</meta:creation-date>
    <dc:date>2021-03-04T16:16:41.677635912</dc:date>
    <meta:editing-duration>PT9M58S</meta:editing-duration>
    <meta:editing-cycles>1</meta:editing-cycles>
    <meta:document-statistic meta:table-count="0" meta:image-count="0" meta:object-count="0" meta:page-count="1" meta:paragraph-count="1" meta:word-count="3" meta:character-count="21" meta:non-whitespace-character-count="19"/>
    <meta:generator>LibreOffice/6.4.6.2$Linux_X86_64 LibreOffice_project/40$Build-2</meta:generator>
  </office:meta>
</office:document-meta>
</file>